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729FC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1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2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3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de Potência <text:s/>(6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0" table:formula="of:=[.$D41]*([.$E4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Laboratório de Sistemas <text:s/>(6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0" table:formula="of:=[.$D42]*([.$E4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Projeto / Estágio <text:s/>(12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12" table:style-name="ce18">
            <text:p>12</text:p>
          </table:table-cell>
          <table:table-cell office:value-type="float" office:value="0" table:formula="of:=[.$D48]*([.$E48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5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1.32258064516129" table:formula="of:=SUM([.D6:.D52])/31" table:style-name="ce19">
            <text:p>11.3</text:p>
          </table:table-cell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0.888888888888893" table:formula="of:=SUM([.F6:.F52])" table:style-name="ce1">
            <text:p>10.8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sergio santos</meta:initial-creator>
    <dc:creator>sergio santos</dc:creator>
    <meta:creation-date>2019-09-16T11:35:27Z</meta:creation-date>
    <dc:date>2020-12-03T15:56:21Z</dc:date>
    <meta:editing-cycles>54</meta:editing-cycles>
    <meta:editing-duration>PT5095S</meta:editing-duration>
  </office:meta>
</office:document-meta>
</file>